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pitch="variable"/>
    <style:font-face style:name="FreeMono" svg:font-family="FreeMono" style:font-adornments="Mittel" style:font-family-generic="modern" style:font-pitch="fixed"/>
    <style:font-face style:name="FreeSerif" svg:font-family="FreeSerif" style:font-adornments="Mittel" style:font-family-generic="roman"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face style:name="Tahoma1" svg:font-family="Tahoma, Lucidasans, 'Lucida Sans', 'Arial Unicode MS'" style:font-pitch="variable"/>
    <style:font-face style:name="Times" svg:font-family="Times" style:font-family-generic="roman" style:font-pitch="variable"/>
    <style:font-face style:name="Times New Roman" svg:font-family="'Times New Roman'"/>
  </office:font-face-decls>
  <office:automatic-styles>
    <style:style style:name="P1" style:family="paragraph" style:parent-style-name="Heading_20_1">
      <style:text-properties style:font-name="Times" fo:font-size="12pt" fo:language="en" fo:country="AU" style:font-name-asian="HG Mincho Light J" style:font-size-asian="12pt" style:font-name-complex="Tahoma1" style:font-size-complex="12pt"/>
    </style:style>
    <style:style style:name="P2" style:family="paragraph" style:parent-style-name="Heading_20_2">
      <style:text-properties style:font-name="Times" fo:font-size="12pt" fo:language="en" fo:country="AU" style:font-size-asian="12pt" style:font-size-complex="12pt"/>
    </style:style>
    <style:style style:name="P3" style:family="paragraph" style:parent-style-name="Standard">
      <style:text-properties fo:language="en" fo:country="AU"/>
    </style:style>
    <style:style style:name="P4" style:family="paragraph" style:parent-style-name="Standard">
      <style:text-properties fo:language="en" fo:country="AU" style:font-name-asian="FreeMono" style:font-name-complex="FreeMono"/>
    </style:style>
    <style:style style:name="P5" style:family="paragraph" style:parent-style-name="Standard" style:list-style-name="L1">
      <style:text-properties fo:language="en" fo:country="AU"/>
    </style:style>
    <style:style style:name="T1" style:family="text">
      <style:text-properties style:font-name-asian="FreeMono" style:font-name-complex="FreeMono"/>
    </style:style>
    <style:style style:name="T2" style:family="text">
      <style:text-properties officeooo:rsid="0000b3f6" style:font-name-asian="FreeMono" style:font-name-complex="FreeMono"/>
    </style:style>
    <style:style style:name="T3" style:family="text">
      <style:text-properties officeooo:rsid="0000b3f6"/>
    </style:style>
    <style:style style:name="T4" style:family="text">
      <style:text-properties style:font-name="FreeSerif" officeooo:rsid="0000b3f6" style:font-name-asian="FreeMono" style:font-name-complex="FreeMono"/>
    </style:style>
    <text:list-style style:name="L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Ingredients</text:h>
      <text:p text:style-name="P3"><text:span text:style-name="T1">450g </text:span><text:span text:style-name="T4">b</text:span><text:span text:style-name="T1">russel</text:span><text:span text:style-name="T2">s </text:span><text:span text:style-name="T1">sprouts</text:span></text:p>
      <text:p text:style-name="P4">1 tablespoon butter</text:p>
      <text:p text:style-name="P4">1 tablespoon olive oil</text:p>
      <text:p text:style-name="P4">Salt</text:p>
      <text:p text:style-name="P4">Freshly ground black pepper</text:p>
      <text:p text:style-name="P4">250 ml chicken or vegetable stock</text:p>
      <text:p text:style-name="P4">3 shallots, peeled and thinly sliced</text:p>
      <text:p text:style-name="P4">2 tablespoons cream</text:p>
      <text:p text:style-name="P4">1 tablespoon Dijon mustard</text:p>
      <text:p text:style-name="P3"><text:span text:style-name="T1">2 tablespoons parsley (optional)</text:span> </text:p>
      <text:h text:style-name="P2" text:outline-level="2">Method</text:h>
      <text:list xml:id="list817031567" text:style-name="L1">
        <text:list-item>
          <text:p text:style-name="P5">Trim sprouts and half lengthwise. In a large, heavy 12-inch skillet, heat butter and oil over moderate heat. Arrange halved sprouts in skillet, cut sides down, in one layer. Sprinkle it with salt and pepper, to taste. Cook sprouts, without turning until undersides are golden brown, about 5 minutes.</text:p>
        </text:list-item>
        <text:list-item>
          <text:p text:style-name="P5">Add the shallots, wine and stock and bring to a simmer. Once simmering, reduce the heat to medium-low (for a gentle simmer), cover the pot with a lid (foil works too, if your skillet lacks a lid) and cook the sprouts until they are tender can be pierced easily with the tip of a paring knife, about 15 to 20 minutes. </text:p>
        </text:list-item>
        <text:list-item>
          <text:p text:style-name="P5">Remove the lid, and scoop out brussels <text:span text:style-name="T3">sprouts</text:span>. Add cream and simmer for two to three minutes, until slightly thickened. Whisk in mustard. Taste for seasoning, and adjust as necessary with more salt, pepper or Dijon. Pour sauce over brussels, sprinkle with parsley, and serve immediately.</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pitch="variable"/>
    <style:font-face style:name="FreeMono" svg:font-family="FreeMono" style:font-adornments="Mittel" style:font-family-generic="modern" style:font-pitch="fixed"/>
    <style:font-face style:name="FreeSerif" svg:font-family="FreeSerif" style:font-adornments="Mittel" style:font-family-generic="roman"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face style:name="Tahoma1" svg:font-family="Tahoma, Lucidasans, 'Lucida Sans', 'Arial Unicode MS'" style:font-pitch="variable"/>
    <style:font-face style:name="Times" svg:font-family="Times" style:font-family-generic="roman" style:font-pitch="variable"/>
    <style:font-face style:name="Times New Roman" svg:font-family="'Times New 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AU" style:font-name-asian="Bitstream Vera San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AU" style:font-name-asian="Bitstream Vera San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fo:font-family="FreeSerif" style:font-style-name="Mittel" style:font-family-generic="roman" style:font-pitch="variabl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FreeSerif" fo:font-family="FreeSerif" style:font-style-name="Mittel" style:font-family-generic="roman"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1"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name-complex="Tahoma"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 style:font-family-complex="Tahoma, Lucidasans, 'Lucida Sans', 'Arial Unicode MS'"/>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AU" style:font-name-asian="HG Mincho Light J" style:font-size-asian="12pt" style:font-name-complex="Tahoma1" style:font-size-complex="12pt"/>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Dijon-Braised Brussels Sprouts</text:h>
      </style:head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1$Linux_X86_64 LibreOffice_project/30$Build-1</meta:generator>
    <meta:creation-date>2011-12-11T14:31:09</meta:creation-date>
    <dc:language>en-AU</dc:language>
    <meta:editing-cycles>5</meta:editing-cycles>
    <meta:editing-duration>PT16M8S</meta:editing-duration>
    <meta:initial-creator>Frank Jung</meta:initial-creator>
    <dc:date>2022-05-30T14:00:23.913268301</dc:date>
    <dc:creator>Frank H</dc:creator>
    <meta:document-statistic meta:table-count="0" meta:image-count="0" meta:object-count="0" meta:page-count="1" meta:paragraph-count="16" meta:word-count="202" meta:character-count="1197" meta:non-whitespace-character-count="1012"/>
    <meta:user-defined meta:name="Info 1"/>
    <meta:user-defined meta:name="Info 2"/>
    <meta:user-defined meta:name="Info 3"/>
    <meta:user-defined meta:name="Info 4"/>
  </office:meta>
</office:document-meta>
</file>